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66acd" officeooo:paragraph-rsid="00166ac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90217" officeooo:paragraph-rsid="00190217" style:font-weight-asian="bold" style:font-weight-complex="bold"/>
    </style:style>
    <style:style style:name="P7" style:family="paragraph" style:parent-style-name="Standard">
      <style:text-properties officeooo:rsid="00190217" officeooo:paragraph-rsid="00190217"/>
    </style:style>
    <style:style style:name="P8" style:family="paragraph" style:parent-style-name="Standard">
      <style:text-properties officeooo:rsid="0019a9d6" officeooo:paragraph-rsid="0019a9d6"/>
    </style:style>
    <style:style style:name="P9" style:family="paragraph" style:parent-style-name="Standard">
      <style:text-properties officeooo:paragraph-rsid="0001a2e2"/>
    </style:style>
    <style:style style:name="P10" style:family="paragraph" style:parent-style-name="Standard">
      <style:text-properties officeooo:rsid="0024ace3" officeooo:paragraph-rsid="0024ace3"/>
    </style:style>
    <style:style style:name="P11" style:family="paragraph" style:parent-style-name="Standard">
      <style:text-properties officeooo:rsid="0031b2e6" officeooo:paragraph-rsid="0031b2e6"/>
    </style:style>
    <style:style style:name="P12" style:family="paragraph" style:parent-style-name="Standard">
      <style:text-properties officeooo:rsid="00329b11" officeooo:paragraph-rsid="00329b11"/>
    </style:style>
    <style:style style:name="P13" style:family="paragraph" style:parent-style-name="Standard">
      <style:text-properties officeooo:rsid="00342444" officeooo:paragraph-rsid="00342444"/>
    </style:style>
    <style:style style:name="P14" style:family="paragraph" style:parent-style-name="Standard">
      <style:text-properties officeooo:rsid="002bc15c" officeooo:paragraph-rsid="002bc15c"/>
    </style:style>
    <style:style style:name="P15" style:family="paragraph" style:parent-style-name="Standard">
      <style:text-properties officeooo:rsid="00369046"/>
    </style:style>
    <style:style style:name="P16" style:family="paragraph" style:parent-style-name="Standard">
      <style:text-properties officeooo:rsid="00369046" officeooo:paragraph-rsid="00369046"/>
    </style:style>
    <style:style style:name="P17" style:family="paragraph" style:parent-style-name="Standard">
      <style:text-properties officeooo:rsid="00462bf3" officeooo:paragraph-rsid="00462bf3"/>
    </style:style>
    <style:style style:name="P18" style:family="paragraph" style:parent-style-name="Standard" style:list-style-name="L1">
      <style:text-properties officeooo:rsid="0024ace3" officeooo:paragraph-rsid="0024ace3"/>
    </style:style>
    <style:style style:name="P19" style:family="paragraph" style:parent-style-name="Standard" style:list-style-name="L2">
      <style:text-properties officeooo:rsid="001a43ae" officeooo:paragraph-rsid="001a43ae"/>
    </style:style>
    <style:style style:name="P20" style:family="paragraph" style:parent-style-name="Standard" style:list-style-name="L7">
      <style:text-properties officeooo:rsid="001a43ae" officeooo:paragraph-rsid="001a43ae"/>
    </style:style>
    <style:style style:name="P21" style:family="paragraph" style:parent-style-name="Standard" style:list-style-name="L7">
      <style:text-properties officeooo:rsid="001a43ae" officeooo:paragraph-rsid="00201b72"/>
    </style:style>
    <style:style style:name="P22" style:family="paragraph" style:parent-style-name="Standard" style:list-style-name="L2">
      <style:text-properties officeooo:rsid="0001a2e2" officeooo:paragraph-rsid="0001a2e2"/>
    </style:style>
    <style:style style:name="P23" style:family="paragraph" style:parent-style-name="Standard" style:list-style-name="L2">
      <style:text-properties officeooo:rsid="001b9035" officeooo:paragraph-rsid="001b9035"/>
    </style:style>
    <style:style style:name="P24" style:family="paragraph" style:parent-style-name="Standard" style:list-style-name="L2">
      <style:text-properties officeooo:rsid="001db2ad" officeooo:paragraph-rsid="001db2ad"/>
    </style:style>
    <style:style style:name="P25" style:family="paragraph" style:parent-style-name="Standard" style:list-style-name="L7">
      <style:text-properties officeooo:rsid="001db2ad" officeooo:paragraph-rsid="001db2ad"/>
    </style:style>
    <style:style style:name="P26" style:family="paragraph" style:parent-style-name="Standard" style:list-style-name="L2">
      <style:text-properties officeooo:rsid="0029b7a7" officeooo:paragraph-rsid="0029b7a7"/>
    </style:style>
    <style:style style:name="P27" style:family="paragraph" style:parent-style-name="Standard" style:list-style-name="L7">
      <style:text-properties officeooo:rsid="0029b7a7" officeooo:paragraph-rsid="0029b7a7"/>
    </style:style>
    <style:style style:name="P28" style:family="paragraph" style:parent-style-name="Standard" style:list-style-name="L7">
      <style:text-properties officeooo:rsid="0029b7a7" officeooo:paragraph-rsid="002a0488"/>
    </style:style>
    <style:style style:name="P29" style:family="paragraph" style:parent-style-name="Standard" style:list-style-name="L2">
      <style:text-properties officeooo:rsid="002cebde" officeooo:paragraph-rsid="002cebde"/>
    </style:style>
    <style:style style:name="P30" style:family="paragraph" style:parent-style-name="Standard" style:list-style-name="L2">
      <style:text-properties officeooo:rsid="002fc285" officeooo:paragraph-rsid="002fc285"/>
    </style:style>
    <style:style style:name="P31" style:family="paragraph" style:parent-style-name="Standard" style:list-style-name="L7">
      <style:text-properties officeooo:rsid="002fc285" officeooo:paragraph-rsid="002fc285"/>
    </style:style>
    <style:style style:name="P32" style:family="paragraph" style:parent-style-name="Standard" style:list-style-name="L2">
      <style:text-properties officeooo:rsid="002eb9ca" officeooo:paragraph-rsid="002eb9ca"/>
    </style:style>
    <style:style style:name="P33" style:family="paragraph" style:parent-style-name="Standard" style:list-style-name="L7">
      <style:text-properties officeooo:rsid="002eb9ca" officeooo:paragraph-rsid="002eb9ca"/>
    </style:style>
    <style:style style:name="P34" style:family="paragraph" style:parent-style-name="Standard" style:list-style-name="L3">
      <style:text-properties officeooo:rsid="00329b11" officeooo:paragraph-rsid="00329b11"/>
    </style:style>
    <style:style style:name="P35" style:family="paragraph" style:parent-style-name="Standard" style:list-style-name="L7">
      <style:text-properties officeooo:rsid="00329b11" officeooo:paragraph-rsid="00329b11"/>
    </style:style>
    <style:style style:name="P36" style:family="paragraph" style:parent-style-name="Standard" style:list-style-name="L4">
      <style:text-properties officeooo:rsid="00389e50" officeooo:paragraph-rsid="00389e50"/>
    </style:style>
    <style:style style:name="P37" style:family="paragraph" style:parent-style-name="Standard" style:list-style-name="L4">
      <style:text-properties officeooo:rsid="00363d82" officeooo:paragraph-rsid="00389e50"/>
    </style:style>
    <style:style style:name="P38" style:family="paragraph" style:parent-style-name="Standard" style:list-style-name="L7">
      <style:text-properties officeooo:rsid="00363d82" officeooo:paragraph-rsid="00363d82"/>
    </style:style>
    <style:style style:name="P39" style:family="paragraph" style:parent-style-name="Standard" style:list-style-name="L4">
      <style:text-properties officeooo:rsid="00342444" officeooo:paragraph-rsid="00342444"/>
    </style:style>
    <style:style style:name="P40" style:family="paragraph" style:parent-style-name="Standard" style:list-style-name="L4">
      <style:text-properties officeooo:rsid="00342444" officeooo:paragraph-rsid="00360ca5"/>
    </style:style>
    <style:style style:name="P41" style:family="paragraph" style:parent-style-name="Standard" style:list-style-name="L4">
      <style:text-properties officeooo:rsid="00342444" officeooo:paragraph-rsid="0037e75e"/>
    </style:style>
    <style:style style:name="P42" style:family="paragraph" style:parent-style-name="Standard" style:list-style-name="L4">
      <style:text-properties officeooo:rsid="00342444" officeooo:paragraph-rsid="0039daba"/>
    </style:style>
    <style:style style:name="P43" style:family="paragraph" style:parent-style-name="Standard" style:list-style-name="L4">
      <style:text-properties officeooo:rsid="00342444" officeooo:paragraph-rsid="003e56cc"/>
    </style:style>
    <style:style style:name="P44" style:family="paragraph" style:parent-style-name="Standard" style:list-style-name="L7">
      <style:text-properties officeooo:rsid="00342444" officeooo:paragraph-rsid="00342444"/>
    </style:style>
    <style:style style:name="P45" style:family="paragraph" style:parent-style-name="Standard" style:list-style-name="L5">
      <style:text-properties officeooo:rsid="00462bf3" officeooo:paragraph-rsid="00462bf3"/>
    </style:style>
    <style:style style:name="P46" style:family="paragraph" style:parent-style-name="Standard" style:list-style-name="L7">
      <style:text-properties officeooo:rsid="00462bf3" officeooo:paragraph-rsid="00462bf3"/>
    </style:style>
    <style:style style:name="P47" style:family="paragraph" style:parent-style-name="Standard" style:list-style-name="L6">
      <style:text-properties officeooo:rsid="00432cae" officeooo:paragraph-rsid="00432cae"/>
    </style:style>
    <style:style style:name="P48" style:family="paragraph" style:parent-style-name="Standard" style:list-style-name="L6">
      <style:text-properties officeooo:rsid="0044d2cc" officeooo:paragraph-rsid="0044d2cc"/>
    </style:style>
    <style:style style:name="P49" style:family="paragraph" style:parent-style-name="Standard" style:list-style-name="L6">
      <style:text-properties officeooo:rsid="0045720f" officeooo:paragraph-rsid="0045720f"/>
    </style:style>
    <style:style style:name="P50" style:family="paragraph" style:parent-style-name="Standard" style:list-style-name="L6">
      <style:text-properties officeooo:rsid="0048d6b7" officeooo:paragraph-rsid="0048d6b7"/>
    </style:style>
    <style:style style:name="P51" style:family="paragraph" style:parent-style-name="Standard" style:list-style-name="L6">
      <style:text-properties officeooo:rsid="004a9248" officeooo:paragraph-rsid="004a9248"/>
    </style:style>
    <style:style style:name="P52" style:family="paragraph" style:parent-style-name="Standard" style:list-style-name="L6">
      <style:text-properties officeooo:rsid="004c0697" officeooo:paragraph-rsid="004c0697"/>
    </style:style>
    <style:style style:name="P53" style:family="paragraph" style:parent-style-name="Standard" style:list-style-name="L7">
      <style:text-properties officeooo:paragraph-rsid="00213089"/>
    </style:style>
    <style:style style:name="P54" style:family="paragraph" style:parent-style-name="Standard" style:list-style-name="L7">
      <style:text-properties officeooo:rsid="003c4e53" officeooo:paragraph-rsid="003c4e53"/>
    </style:style>
    <style:style style:name="P55" style:family="paragraph" style:parent-style-name="Standard" style:list-style-name="L7">
      <style:text-properties officeooo:rsid="0017c51e" officeooo:paragraph-rsid="0017c51e"/>
    </style:style>
    <style:style style:name="P56" style:family="paragraph" style:parent-style-name="Standard" style:list-style-name="L7">
      <style:text-properties officeooo:rsid="00360ca5" officeooo:paragraph-rsid="00360ca5"/>
    </style:style>
    <style:style style:name="P57" style:family="paragraph" style:parent-style-name="Standard" style:list-style-name="L7">
      <style:text-properties officeooo:rsid="0039daba" officeooo:paragraph-rsid="0039daba"/>
    </style:style>
    <style:style style:name="P58" style:family="paragraph" style:parent-style-name="Standard" style:list-style-name="L7">
      <style:text-properties officeooo:rsid="003e56cc" officeooo:paragraph-rsid="003e56cc"/>
    </style:style>
    <style:style style:name="P59" style:family="paragraph" style:parent-style-name="Standard" style:list-style-name="L7">
      <style:text-properties officeooo:rsid="0027d9b1" officeooo:paragraph-rsid="0027d9b1"/>
    </style:style>
    <style:style style:name="P60" style:family="paragraph" style:parent-style-name="Standard" style:list-style-name="L7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officeooo:rsid="0037e75e" officeooo:paragraph-rsid="0037e75e"/>
    </style:style>
    <style:style style:name="T1" style:family="text">
      <style:text-properties officeooo:rsid="0006beea"/>
    </style:style>
    <style:style style:name="T2" style:family="text">
      <style:text-properties officeooo:rsid="00190217"/>
    </style:style>
    <style:style style:name="T3" style:family="text">
      <style:text-properties officeooo:rsid="0019a9d6"/>
    </style:style>
    <style:style style:name="T4" style:family="text">
      <style:text-properties fo:font-weight="bold" officeooo:rsid="0019a9d6" style:font-weight-asian="bold" style:font-weight-complex="bold"/>
    </style:style>
    <style:style style:name="T5" style:family="text">
      <style:text-properties fo:font-weight="normal" officeooo:rsid="0019a9d6" style:font-weight-asian="normal" style:font-weight-complex="normal"/>
    </style:style>
    <style:style style:name="T6" style:family="text">
      <style:text-properties officeooo:rsid="001a43ae"/>
    </style:style>
    <style:style style:name="T7" style:family="text">
      <style:text-properties officeooo:rsid="00166acd"/>
    </style:style>
    <style:style style:name="T8" style:family="text">
      <style:text-properties officeooo:rsid="001e3d34"/>
    </style:style>
    <style:style style:name="T9" style:family="text">
      <style:text-properties officeooo:rsid="00201b72"/>
    </style:style>
    <style:style style:name="T10" style:family="text">
      <style:text-properties officeooo:rsid="00213089"/>
    </style:style>
    <style:style style:name="T11" style:family="text">
      <style:text-properties officeooo:rsid="00231440"/>
    </style:style>
    <style:style style:name="T12" style:family="text">
      <style:text-properties officeooo:rsid="002679b0"/>
    </style:style>
    <style:style style:name="T13" style:family="text">
      <style:text-properties officeooo:rsid="002ca28c"/>
    </style:style>
    <style:style style:name="T14" style:family="text">
      <style:text-properties officeooo:rsid="0031a0d0"/>
    </style:style>
    <style:style style:name="T15" style:family="text">
      <style:text-properties officeooo:rsid="0032f1a5"/>
    </style:style>
    <style:style style:name="T16" style:family="text">
      <style:text-properties officeooo:rsid="00329b11"/>
    </style:style>
    <style:style style:name="T17" style:family="text">
      <style:text-properties officeooo:rsid="00360ca5"/>
    </style:style>
    <style:style style:name="T18" style:family="text">
      <style:text-properties officeooo:rsid="0037e75e"/>
    </style:style>
    <style:style style:name="T19" style:family="text">
      <style:text-properties officeooo:rsid="0039daba"/>
    </style:style>
    <style:style style:name="T20" style:family="text">
      <style:text-properties officeooo:rsid="003a0b00"/>
    </style:style>
    <style:style style:name="T21" style:family="text">
      <style:text-properties officeooo:rsid="003e3cd9"/>
    </style:style>
    <style:style style:name="T22" style:family="text">
      <style:text-properties officeooo:rsid="003e56cc"/>
    </style:style>
    <style:style style:name="T23" style:family="text">
      <style:text-properties officeooo:rsid="0041a0d7"/>
    </style:style>
    <style:style style:name="T24" style:family="text">
      <style:text-properties officeooo:rsid="00432cae"/>
    </style:style>
    <style:style style:name="T25" style:family="text">
      <style:text-properties officeooo:rsid="00462bf3"/>
    </style:style>
    <style:style style:name="T26" style:family="text">
      <style:text-properties officeooo:rsid="00466c12"/>
    </style:style>
    <style:style style:name="T27" style:family="text">
      <style:text-properties officeooo:rsid="00467240"/>
    </style:style>
    <style:style style:name="T28" style:family="text">
      <style:text-properties officeooo:rsid="0048d6b7"/>
    </style:style>
    <style:style style:name="T29" style:family="text">
      <style:text-properties officeooo:rsid="004ce9ec"/>
    </style:style>
    <style:style style:name="T30" style:family="text">
      <style:text-properties officeooo:rsid="004ed98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Information</text:p>
      <text:p text:style-name="P6">v1.<text:span text:style-name="T3">2</text:span>.0</text:p>
      <text:p text:style-name="P7">Each new version will commit this file to both document changes and include instructions for installation. <text:s/><text:span text:style-name="T3">Refer to the </text:span><text:span text:style-name="T4">Versioning How-to </text:span><text:span text:style-name="T5">for the sequence of commits/tags to make a version.</text:span></text:p>
      <text:p text:style-name="P1"/>
      <text:p text:style-name="P3">Changes:</text:p>
      <text:p text:style-name="P1"/>
      <text:p text:style-name="P10">New STATE $<text:span text:style-name="T12">backup</text:span> and loopback() sets status to 'goback' to (<text:span text:style-name="T14">EA 64 B7 BB</text:span>):</text:p>
      <text:list xml:id="list2009994349228023324" text:style-name="L1">
        <text:list-item>
          <text:p text:style-name="P18">lib/state.php</text:p>
        </text:list-item>
        <text:list-item>
          <text:p text:style-name="P18">main/executive.php <text:span text:style-name="T13">(also allows for scripts array parm to EX_pageStart())</text:span></text:p>
        </text:list-item>
      </text:list>
      <text:p text:style-name="P1"/>
      <text:p text:style-name="P1"><text:span text:style-name="T6">Create/administer the 'properties' tables</text:span> <text:span text:style-name="T1">(7C D1 97 C9)</text:span>:</text:p>
      <text:list xml:id="list8023841079301756874" text:style-name="L2">
        <text:list-item>
          <text:p text:style-name="P19">DB templates</text:p>
        </text:list-item>
        <text:list-item>
          <text:p text:style-name="P22"><text:span text:style-name="T6">tables_list</text:span>.php</text:p>
        </text:list-item>
        <text:list-item>
          <text:p text:style-name="P23">new permit “property_admin”</text:p>
        </text:list-item>
        <text:list-item>
          <text:p text:style-name="P23">Update ProjectLogsSystem.odt to explain properties</text:p>
        </text:list-item>
        <text:list-item>
          <text:p text:style-name="P24">property_admin.php (new)</text:p>
        </text:list-item>
        <text:list-item>
          <text:p text:style-name="P24">staff.php &amp; menu_list.php</text:p>
        </text:list-item>
        <text:list-item>
          <text:p text:style-name="P26">propset.js (new)</text:p>
        </text:list-item>
        <text:list-item>
          <text:p text:style-name="P26">prop_set.php (new)</text:p>
        </text:list-item>
        <text:list-item>
          <text:p text:style-name="P29">account_edit.php</text:p>
        </text:list-item>
        <text:list-item>
          <text:p text:style-name="P30">task_edit.php</text:p>
        </text:list-item>
        <text:list-item>
          <text:p text:style-name="P32">subtask_edit.php</text:p>
        </text:list-item>
      </text:list>
      <text:p text:style-name="P9"/>
      <text:p text:style-name="P12">Event properties (E8 C3 7B CB):</text:p>
      <text:list xml:id="list3832295098061435631" text:style-name="L3">
        <text:list-item>
          <text:p text:style-name="P34">event_edit.php (also, upgrade to <text:span text:style-name="T15">state-&gt;</text:span>loopback() mechanism)</text:p>
        </text:list-item>
      </text:list>
      <text:p text:style-name="P9"/>
      <text:p text:style-name="P13">Download routines include properties <text:span text:style-name="T21">&amp; section IDs within &lt;&gt;'s </text:span>(<text:span text:style-name="T23">8B 1F 6D FA</text:span>):</text:p>
      <text:list xml:id="list1702005395077357412" text:style-name="L4">
        <text:list-item>
          <text:p text:style-name="P36">props_send.php (new)</text:p>
        </text:list-item>
        <text:list-item>
          <text:p text:style-name="P37">DB templates: v10_timereport, v11_expensereport, <text:span text:style-name="T20">v12_taskreport</text:span></text:p>
        </text:list-item>
        <text:list-item>
          <text:p text:style-name="P39">eventlog.php: download version = v2.0<text:span text:style-name="T16"> (also, upgrade to state-&gt;loopback() mechanism)</text:span></text:p>
        </text:list-item>
        <text:list-item>
          <text:p text:style-name="P40">e<text:span text:style-name="T17">xpense</text:span>log.php: download version = v2.0<text:span text:style-name="T16"> (also, upgrade to state-&gt;loopback() mechanism)</text:span></text:p>
        </text:list-item>
        <text:list-item>
          <text:p text:style-name="P41"><text:span text:style-name="T18">logs_put</text:span>.php: download version = v2.<text:span text:style-name="T18">1 (also, upgrade to state-&gt;loopback() mechanism)</text:span></text:p>
        </text:list-item>
        <text:list-item>
          <text:p text:style-name="P42"><text:span text:style-name="T19">taskreport_put</text:span>.php: download version = v2.<text:span text:style-name="T18">1 (also, upgrade to state-&gt;loopback() mechanism)</text:span></text:p>
        </text:list-item>
        <text:list-item>
          <text:p text:style-name="P43"><text:span text:style-name="T19">timelog</text:span>.php: download version = v<text:span text:style-name="T22">3</text:span>.<text:span text:style-name="T18">1 (also, upgrade to state-&gt;loopback() mechanism)</text:span></text:p>
        </text:list-item>
      </text:list>
      <text:p text:style-name="P9"/>
      <text:p text:style-name="P17">New 'About' page to display version, etc. (<text:span text:style-name="T26">13 64 89 99</text:span>):</text:p>
      <text:list xml:id="list4958598785434877969" text:style-name="L5">
        <text:list-item>
          <text:p text:style-name="P45">staff.php &amp; menu_list.php</text:p>
        </text:list-item>
        <text:list-item>
          <text:p text:style-name="P45">about.php</text:p>
        </text:list-item>
      </text:list>
      <text:p text:style-name="P9"/>
      <text:p text:style-name="P11">Reports <text:span text:style-name="T28">restructuring &amp;</text:span> <text:span text:style-name="T24">use downloaded properties</text:span> <text:span text:style-name="T24">(30 43 49 FE):</text:span></text:p>
      <text:list xml:id="list6970923669887789799" text:style-name="L6">
        <text:list-item>
          <text:p text:style-name="P47">ReportTemplates.odt (new documentation)</text:p>
        </text:list-item>
        <text:list-item>
          <text:p text:style-name="P48">Events_Template.ods:<text:tab/><text:tab/><text:span text:style-name="T30">v2.0</text:span></text:p>
        </text:list-item>
        <text:list-item>
          <text:p text:style-name="P49">Expenses_Template.ods:<text:tab/><text:span text:style-name="T30">v2.0</text:span></text:p>
        </text:list-item>
        <text:list-item>
          <text:p text:style-name="P50">Logs_Template.ods:<text:tab/><text:tab/><text:span text:style-name="T30">v2.1</text:span></text:p>
        </text:list-item>
        <text:list-item>
          <text:p text:style-name="P50">Taskreport_Template.ods<text:tab/><text:span text:style-name="T30">v2.1</text:span></text:p>
        </text:list-item>
        <text:list-item>
          <text:p text:style-name="P50"><text:soft-page-break/>Timesheet_Template.ods<text:tab/><text:span text:style-name="T30">v3.1</text:span></text:p>
        </text:list-item>
        <text:list-item>
          <text:p text:style-name="P51">eventlog.php:<text:tab/><text:tab/><text:span text:style-name="T29">add project &amp; person ids to download section headers</text:span></text:p>
        </text:list-item>
        <text:list-item>
          <text:p text:style-name="P52">expenselog.php:</text:p>
        </text:list-item>
        <text:list-item>
          <text:p text:style-name="P52">logs_put.php:</text:p>
        </text:list-item>
        <text:list-item>
          <text:p text:style-name="P52">taskreport_put.php:</text:p>
        </text:list-item>
        <text:list-item>
          <text:p text:style-name="P52">timelog.php:</text:p>
        </text:list-item>
      </text:list>
      <text:p text:style-name="P9"/>
      <text:p text:style-name="P4"><text:span text:style-name="T2">Installation instructions</text:span>:</text:p>
      <text:list xml:id="list2273048113753568505" text:style-name="L7">
        <text:list-item>
          <text:p text:style-name="P46">about.php: <text:span text:style-name="T27">updated version no.</text:span></text:p>
        </text:list-item>
        <text:list-item>
          <text:p text:style-name="P53"><text:span text:style-name="T7">Insert new permit and assign to ?? (save d01_permit to .csv &amp; update newDBseed.sql).<text:line-break/>“</text:span>INSERT INTO <text:span text:style-name="T10">&lt;PREFIX&gt;</text:span>d01_permit VALUES (16, 'property_admin', 'administer properties and values', 'connecting values to elements occurs at the element admin page', 10<text:span text:style-name="T11">)</text:span>;”</text:p>
        </text:list-item>
        <text:list-item>
          <text:p text:style-name="P20">Create new tables</text:p>
          <text:list>
            <text:list-item>
              <text:p text:style-name="P20"><text:span text:style-name="T9">e0</text:span>0_property</text:p>
            </text:list-item>
            <text:list-item>
              <text:p text:style-name="P21"><text:span text:style-name="T9">e0</text:span>2_property_value</text:p>
            </text:list-item>
            <text:list-item>
              <text:p text:style-name="P21"><text:span text:style-name="T9">e0</text:span>4_property_element</text:p>
            </text:list-item>
          </text:list>
        </text:list-item>
        <text:list-item>
          <text:p text:style-name="P38">Views: add xxx_props</text:p>
          <text:list>
            <text:list-item>
              <text:p text:style-name="P38">v10_timereport</text:p>
            </text:list-item>
            <text:list-item>
              <text:p text:style-name="P38">v11_expensereport</text:p>
            </text:list-item>
            <text:list-item>
              <text:p text:style-name="P54">v12_taskreport</text:p>
            </text:list-item>
          </text:list>
        </text:list-item>
        <text:list-item>
          <text:p text:style-name="P20">Reports <text:span text:style-name="T8">(download routines!)</text:span></text:p>
        </text:list-item>
        <text:list-item>
          <text:p text:style-name="P55">New/<text:span text:style-name="T6">changed</text:span> modules:</text:p>
          <text:list>
            <text:list-item>
              <text:p text:style-name="P55">offline/main</text:p>
              <text:list>
                <text:list-item>
                  <text:p text:style-name="P55"><text:span text:style-name="T6">property_admin</text:span>.php</text:p>
                </text:list-item>
                <text:list-item>
                  <text:p text:style-name="P33">account_edit.php</text:p>
                </text:list-item>
                <text:list-item>
                  <text:p text:style-name="P31">task_edit.php</text:p>
                </text:list-item>
                <text:list-item>
                  <text:p text:style-name="P33">subtask_edit.php</text:p>
                </text:list-item>
                <text:list-item>
                  <text:p text:style-name="P35">event_edit.php</text:p>
                </text:list-item>
                <text:list-item>
                  <text:p text:style-name="P44">eventlog.php</text:p>
                </text:list-item>
                <text:list-item>
                  <text:p text:style-name="P56">expenselog.php</text:p>
                </text:list-item>
                <text:list-item>
                  <text:p text:style-name="P60">logs_put.php</text:p>
                </text:list-item>
                <text:list-item>
                  <text:p text:style-name="P57">taskreport_put.php</text:p>
                </text:list-item>
                <text:list-item>
                  <text:p text:style-name="P58">timelog.php</text:p>
                </text:list-item>
              </text:list>
            </text:list-item>
            <text:list-item>
              <text:p text:style-name="P55">offline/lib</text:p>
              <text:list>
                <text:list-item>
                  <text:p text:style-name="P55">tables_list.php</text:p>
                </text:list-item>
                <text:list-item>
                  <text:p text:style-name="P25">staff.php</text:p>
                </text:list-item>
                <text:list-item>
                  <text:p text:style-name="P25">menu_list.php</text:p>
                </text:list-item>
                <text:list-item>
                  <text:p text:style-name="P59">state.php</text:p>
                </text:list-item>
                <text:list-item>
                  <text:p text:style-name="P27">prop_set.php</text:p>
                </text:list-item>
              </text:list>
            </text:list-item>
            <text:list-item>
              <text:p text:style-name="P59">main</text:p>
              <text:list>
                <text:list-item>
                  <text:p text:style-name="P59">executive.php</text:p>
                </text:list-item>
              </text:list>
            </text:list-item>
            <text:list-item>
              <text:p text:style-name="P28">scripts</text:p>
              <text:list>
                <text:list-item>
                  <text:p text:style-name="P28">propset.js</text:p>
                </text:list-item>
              </text:list>
            </text:list-item>
          </text:list>
        </text:list-item>
      </text:list>
      <text:p text:style-name="Standard"/>
      <text:p text:style-name="P5">Versioning How-to:</text:p>
      <text:p text:style-name="P15"/>
      <text:p text:style-name="P17">Update &amp; commit about.php</text:p>
      <text:p text:style-name="P14">Commit this doc</text:p>
      <text:p text:style-name="P16"><text:soft-page-break/>Save a copy <text:span text:style-name="T25">of this doc</text:span> in each user library</text:p>
      <text:p text:style-name="P8">Checkout master</text:p>
      <text:p text:style-name="P8">Merge dev</text:p>
      <text:p text:style-name="P8">Tag with version id</text:p>
      <text:p text:style-name="P8">Push to origin</text:p>
      <text:p text:style-name="P8">Checkout dev</text:p>
      <text:p text:style-name="P8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6-02-21T13:07:24.814597361</dc:date>
    <meta:editing-duration>P1DT7H50M40S</meta:editing-duration>
    <meta:editing-cycles>65</meta:editing-cycles>
    <meta:generator>LibreOffice/5.0.2.2$Linux_X86_64 LibreOffice_project/00m0$Build-2</meta:generator>
    <meta:document-statistic meta:table-count="0" meta:image-count="0" meta:object-count="0" meta:page-count="3" meta:paragraph-count="88" meta:word-count="405" meta:character-count="2859" meta:non-whitespace-character-count="2605"/>
  </office:meta>
</office:document-meta>
</file>